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ohit Hindi2" svg:font-family="'Lohit Hindi'" style:font-family-generic="modern" style:font-pitch="variable"/>
    <style:font-face style:name="WenQuanYi Zen Hei2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horizontal-align="justify" draw:textarea-vertical-align="middle" draw:auto-grow-height="true" draw:auto-grow-width="false" fo:min-height="12.179cm" fo:min-width="25.19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53cm"/>
    </style:style>
    <style:style style:name="ro2" style:family="table-row">
      <style:table-row-properties style:row-height="1.09cm"/>
    </style:style>
    <style:style style:name="ro3" style:family="table-row">
      <style:table-row-properties style:row-height="1.084cm"/>
    </style:style>
    <style:style style:name="ro4" style:family="table-row">
      <style:table-row-properties style:row-height="1.136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text-properties style:font-name="Consolas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style:repeat="repeat"/>
      <style:text-properties style:font-name="Consolas" fo:font-size="16pt" style:font-size-asian="16pt" style:font-size-complex="16pt"/>
    </style:style>
    <style:style style:name="P1" style:family="paragraph">
      <style:paragraph-properties fo:text-align="start"/>
      <style:text-properties style:font-name="Consolas" fo:font-size="20pt" style:font-name-asian="Consolas" style:font-size-asian="20pt" style:font-size-complex="20pt"/>
    </style:style>
    <style:style style:name="P2" style:family="paragraph">
      <style:text-properties style:font-name="Consolas" fo:font-size="20pt" style:font-size-asian="20pt" style:font-size-complex="20pt"/>
    </style:style>
    <style:style style:name="P3" style:family="paragraph">
      <style:text-properties style:font-name="Consolas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P4" style:family="paragraph">
      <style:text-properties fo:font-size="29.3999996185303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style:font-name="Consolas" fo:font-size="16pt" style:font-size-asian="16pt" style:font-size-complex="16pt"/>
    </style:style>
    <style:style style:name="T1" style:family="text">
      <style:text-properties style:font-name="Consolas" fo:font-size="20pt" style:font-size-asian="20pt" style:font-size-complex="20pt"/>
    </style:style>
    <style:style style:name="T2" style:family="text">
      <style:text-properties style:font-name="Consolas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onsolas" fo:font-size="20pt" fo:font-style="normal" style:font-size-asian="20pt" style:font-style-asian="normal" style:font-size-complex="20pt" style:font-style-complex="normal"/>
    </style:style>
    <style:style style:name="T4" style:family="text">
      <style:text-properties style:font-name="Consola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5" style:family="text">
      <style:text-properties style:font-name="Consolas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style:font-name="Consolas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style:font-name="Consolas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Consolas"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style:font-name="Consolas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style:font-name="Consolas" fo:font-size="20pt" style:text-underline-style="none" style:font-size-asian="20pt" style:font-size-complex="20pt"/>
    </style:style>
    <style:style style:name="T11" style:family="text">
      <style:text-properties style:font-name="Consolas" fo:font-size="20pt" style:font-name-asian="Consolas" style:font-size-asian="20pt" style:font-name-complex="Consolas" style:font-size-complex="20pt"/>
    </style:style>
    <style:style style:name="T12" style:family="text">
      <style:text-properties style:font-name="Consolas" fo:font-size="14pt" fo:font-style="italic" style:font-name-asian="Consolas" style:font-size-asian="14pt" style:font-style-asian="italic" style:font-name-complex="Consolas" style:font-size-complex="14pt" style:font-style-complex="italic"/>
    </style:style>
    <style:style style:name="T13" style:family="text">
      <style:text-properties fo:color="#000000" style:font-name="Consolas" fo:font-size="14pt" fo:font-style="italic" style:font-name-asian="Consolas" style:font-size-asian="14pt" style:font-style-asian="italic" style:font-name-complex="Consolas" style:font-size-complex="14pt" style:font-style-complex="italic"/>
    </style:style>
    <style:style style:name="T14" style:family="text">
      <style:text-properties style:font-name="Consolas" fo:font-size="14pt" fo:font-style="italic" style:font-name-asian="Courier1" style:font-size-asian="14pt" style:font-style-asian="italic" style:font-name-complex="Courier1" style:font-size-complex="14pt" style:font-style-complex="italic"/>
    </style:style>
    <style:style style:name="T15" style:family="text"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8" style:family="text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Consolas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Executing Groovy Cod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Command-line:</text:span></text:p>
            <text:p><text:span text:style-name="T1"><text:tab/></text:span><text:span text:style-name="T1"><text:tab/></text:span><text:span text:style-name="T2">groovy -e “println this.class.name”</text:span></text:p>
            <text:p><text:span text:style-name="T2"><text:tab/></text:span><text:span text:style-name="T2"><text:tab/></text:span><text:span text:style-name="T2">groovy -e “println this.class.superclass.name”</text:span></text:p>
            <text:p><text:span text:style-name="T1"/></text:p>
            <text:p><text:span text:style-name="T1"/></text:p>
            <text:p><text:span text:style-name="T1">Script file:</text:span></text:p>
            <text:p><text:span text:style-name="T1"><text:tab/></text:span><text:span text:style-name="T1"><text:tab/></text:span><text:span text:style-name="T2">groovy recipe_1.groovy</text:span></text:p>
            <text:p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ecuting Groovy Code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Every script in Groovy(a command-line parameter or a standalone script file) is compiled on the fly into a class that extends the </text:span><text:span text:style-name="T4">groovy.lang.Script</text:span><text:span text:style-name="T1"> class;</text:span></text:p>
              </text:list-item>
              <text:list-item>
                <text:p><text:span text:style-name="T1">A </text:span><text:span text:style-name="T2">Script</text:span><text:span text:style-name="T1"> class is eventually inherited from</text:span><text:span text:style-name="T2"> java.lang.Objec</text:span><text:span text:style-name="T1">t, and includes some methods like </text:span><text:span text:style-name="T4">println</text:span><text:span text:style-name="T1">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String and String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String contains expression and enclosed in double quotes(“...”) is actually GString, otherwise it is java.lang.String;</text:span></text:p>
              </text:list-item>
              <text:list-item>
                <text:p><text:span text:style-name="T1">We can use escape the dollar sign using \$ in GString;</text:span></text:p>
              </text:list-item>
              <text:list-item>
                <text:p><text:span text:style-name="T1">If the expression is a simple reference to a variable or a dot expression, the we can omit the curly brackets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ariable declaration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list text:style-name="L2">
              <text:list-item>
                <text:p><text:span text:style-name="T5">Groovy is not a type safe language, it is a dynamic language;</text:span></text:p>
              </text:list-item>
              <text:list-item>
                <text:p><text:span text:style-name="T5">We can omit specifying the variable type in variable declaration, we can just use </text:span><text:span text:style-name="T6">def</text:span><text:span text:style-name="T5"> keyword instead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pendency management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Groovy provide a dependency management named </text:span><text:span text:style-name="T7">Grape</text:span><text:span text:style-name="T1">, which stands for the </text:span><text:span text:style-name="T8">Groovy Adaptable Packaging Engine;</text:span></text:p>
              </text:list-item>
              <text:list-item>
                <text:p><text:span text:style-name="T1">We can use @Grab annotation to annotate our </text:span><text:span text:style-name="T8">import</text:span><text:span text:style-name="T1">,</text:span><text:span text:style-name="T8">class</text:span><text:span text:style-name="T9">,</text:span><text:span text:style-name="T1"> </text:span><text:span text:style-name="T8">method</text:span><text:span text:style-name="T10">,or </text:span><text:span text:style-name="T8">code</text:span><text:span text:style-name="T1"> with a reference to that library, and Groovy will automatically download it, cache it, and put it on the class path of your script;</text:span></text:p>
              </text:list-item>
              <text:list-item>
                <text:p><text:span text:style-name="T1">@Grab should appear before the first usage of the imported class, otherwise Groovy compiler will complain about it;</text:span></text:p>
              </text:list-item>
              <text:list-item>
                <text:p><text:span text:style-name="T1">By default, Grape is using the Maven Central Repository for downloading librari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pendency management</text:p>
          </draw:text-box>
        </draw:frame>
        <draw:frame presentation:style-name="pr5" draw:layer="layout" svg:width="25.2cm" svg:height="14cm" svg:x="1.4cm" svg:y="5cm" presentation:class="outline" presentation:user-transformed="true">
          <draw:text-box>
            <text:list text:style-name="L2">
              <text:list-item>
                <text:p><text:span text:style-name="T11">The @Grapes annotation can be used to group several dependencies:</text:span></text:p>
              </text:list-item>
            </text:list>
            <text:p text:style-name="P5"><text:span text:style-name="T12"><text:s text:c="5"/></text:span><text:span text:style-name="T12">@Grapes([</text:span></text:p>
            <text:p text:style-name="P5"><text:span text:style-name="T12"><text:s text:c="10"/></text:span><text:span text:style-name="T12">@Grab('org.apache.httpcomponents:httpclient:4.2.1'),</text:span></text:p>
            <text:p text:style-name="P5"><text:span text:style-name="T12"><text:s text:c="10"/></text:span><text:span text:style-name="T12">@Grab('org.ccil.cowan.tagsoup:tagsoup:1.2')])</text:span></text:p>
            <text:p text:style-name="P5"><text:span text:style-name="T12"><text:s text:c="5"/></text:span><text:span text:style-name="T12">class Searcher { ... }</text:span></text:p>
            <text:list text:continue-numbering="true" text:style-name="L2">
              <text:list-item>
                <text:p><text:span text:style-name="T11">We can use @GrabResolver annotation to change the repository address:</text:span></text:p>
              </text:list-item>
            </text:list>
            <text:p text:style-name="P6"><text:span text:style-name="T13"><text:s text:c="5"/></text:span><text:span text:style-name="T13">@GrabResolver(name='codehaus', root='http://repository.codehaus.org/')</text:span></text:p>
            <text:p text:style-name="P6"><text:span text:style-name="T13"><text:s text:c="5"/></text:span><text:span text:style-name="T13">class Searcher { ... 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pendency management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We can use @GrabExclude annotation to exclude certain dependencies from a dependency tree:</text:span></text:p>
              </text:list-item>
            </text:list>
            <text:p text:style-name="P5"><text:span text:style-name="T14"><text:s text:c="5"/></text:span><text:span text:style-name="T14">@GrabExclude(group='commons-codec’, module='commons-codec’)</text:span></text:p>
            <text:p text:style-name="P5"><text:span text:style-name="T14"><text:s text:c="5"/></text:span><text:span text:style-name="T14">class Searcher { ... 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oolean Evaluation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Groovy can transform any kinds of object to boolean instance, transformation rules:</text:span></text:p>
                <text:p><text:span text:style-name="T1"/></text:p>
              </text:list-item>
            </text:list>
          </draw:text-box>
        </draw:frame>
        <draw:frame draw:style-name="standard" draw:layer="layout" svg:width="14.098cm" svg:height="12.799cm" svg:x="6.751cm" svg:y="6.9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5">Type</text:span></text:p>
              </table:table-cell>
              <table:table-cell>
                <text:p text:style-name="P7"><text:span text:style-name="T15">Condition for Truth</text:span></text:p>
              </table:table-cell>
            </table:table-row>
            <table:table-row table:style-name="ro1">
              <table:table-cell table:style-name="ce2">
                <text:p text:style-name="P7"><text:span text:style-name="T16">Boolean</text:span></text:p>
              </table:table-cell>
              <table:table-cell table:style-name="ce3">
                <text:p text:style-name="P7"><text:span text:style-name="T16">True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17">Collection</text:span></text:p>
              </table:table-cell>
              <table:table-cell>
                <text:p text:style-name="P7"><text:span text:style-name="T17">Not empty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Character</text:span></text:p>
              </table:table-cell>
              <table:table-cell>
                <text:p text:style-name="P7"><text:span text:style-name="T17">Value not 0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CharSequence</text:span></text:p>
              </table:table-cell>
              <table:table-cell>
                <text:p text:style-name="P7"><text:span text:style-name="T17">Length greater than 0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Enumeration</text:span></text:p>
              </table:table-cell>
              <table:table-cell>
                <text:p text:style-name="P7"><text:span text:style-name="T17">Has more elements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Iterator</text:span></text:p>
              </table:table-cell>
              <table:table-cell>
                <text:p text:style-name="P7"><text:span text:style-name="T17">Has next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Number</text:span></text:p>
              </table:table-cell>
              <table:table-cell>
                <text:p text:style-name="P7"><text:span text:style-name="T17">Double value not 0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Map</text:span></text:p>
              </table:table-cell>
              <table:table-cell>
                <text:p text:style-name="P7"><text:span text:style-name="T17">Not empty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Matcher</text:span></text:p>
              </table:table-cell>
              <table:table-cell>
                <text:p text:style-name="P7"><text:span text:style-name="T17">At least one match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Object[]</text:span></text:p>
              </table:table-cell>
              <table:table-cell>
                <text:p text:style-name="P7"><text:span text:style-name="T17">Length greater than 0</text:span></text:p>
              </table:table-cell>
            </table:table-row>
            <table:table-row table:style-name="ro3" table:default-cell-style-name="ce5">
              <table:table-cell>
                <text:p text:style-name="P7"><text:span text:style-name="T17">Any other type</text:span></text:p>
              </table:table-cell>
              <table:table-cell>
                <text:p text:style-name="P7"><text:span text:style-name="T17">Reference not nu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JavaBeans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We don't have to declare type for property in JavaBean;</text:span></text:p>
              </text:list-item>
              <text:list-item>
                <text:p><text:span text:style-name="T1">Groovy would create a getter and setter method for property even it is private;</text:span></text:p>
              </text:list-item>
              <text:list-item>
                <text:p><text:span text:style-name="T1">To make a property read-only, we can declare it final;</text:span></text:p>
              </text:list-item>
              <text:list-item>
                <text:p><text:span text:style-name="T1">If we want to make a variable private, we'd have to implement a setter that rejects any change;</text:span></text:p>
              </text:list-item>
              <text:list-item>
                <text:p><text:span text:style-name="T1">If we want to access properties, we don't need to use getters or setters anymor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nitialization and Named argument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When constructing an object, we can give values for properties as comma-separated name-value pairs if our class has a no-argument constructor;</text:span></text:p>
              </text:list-item>
              <text:list-item>
                <text:p><text:span text:style-name="T1">If pass a Map to method call, it will assume that the first argument in the method accept a Map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ptional Parameters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In groovy we can make method and constructor parameters optional through provide a default value, but they have to be trailing;</text:span></text:p>
              </text:list-item>
              <text:list-item>
                <text:p><text:span text:style-name="T1"><text:s/></text:span><text:span text:style-name="T1">Groovy treats the trailing array parameters as optional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ultiple Assignment</text:p>
          </draw:text-box>
        </draw:frame>
        <draw:frame presentation:style-name="pr5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8">Groovy can assign array element to multiple variables, simple use comma-separated variables wrapped in parentheses on the left side of the assignment;</text:span></text:p>
              </text:list-item>
              <text:list-item>
                <text:p><text:span text:style-name="T18">If the size of array exceeds the number of variables, the excess values will be discarded;</text:span></text:p>
              </text:list-item>
              <text:list-item>
                <text:p><text:span text:style-name="T18">If the number of variables exceed the size of array, the excess variables will be set to null.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-2.4cm" svg:y="-4cm" presentation:class="title" presentation:user-transformed="true">
          <draw:text-box>
            <text:p>Operator Overloading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In Groovy, various operators are mapped onto regular Java method calls on objects:</text:span></text:p>
                <text:p><text:span text:style-name="T1"/></text:p>
              </text:list-item>
            </text:list>
          </draw:text-box>
        </draw:frame>
        <draw:frame draw:style-name="standard" draw:layer="layout" svg:width="14.098cm" svg:height="12.495cm" svg:x="6.899cm" svg:y="7.1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6">
              <table:table-cell>
                <text:p><text:span text:style-name="T19">Operator</text:span></text:p>
              </table:table-cell>
              <table:table-cell>
                <text:p><text:span text:style-name="T19">Method</text:span></text:p>
              </table:table-cell>
            </table:table-row>
            <table:table-row table:style-name="ro4" table:default-cell-style-name="ce7">
              <table:table-cell>
                <text:p text:style-name="P9"><text:span text:style-name="T20">a + b</text:span></text:p>
              </table:table-cell>
              <table:table-cell>
                <text:p text:style-name="P9">a.plus(b)</text:p>
              </table:table-cell>
            </table:table-row>
            <table:table-row table:style-name="ro4" table:default-cell-style-name="ce7">
              <table:table-cell>
                <text:p text:style-name="P9">a - b</text:p>
              </table:table-cell>
              <table:table-cell>
                <text:p text:style-name="P9">a.minus(b)</text:p>
              </table:table-cell>
            </table:table-row>
            <table:table-row table:style-name="ro4" table:default-cell-style-name="ce7">
              <table:table-cell>
                <text:p text:style-name="P9">a * b</text:p>
              </table:table-cell>
              <table:table-cell>
                <text:p text:style-name="P9">a.multiply(b)</text:p>
              </table:table-cell>
            </table:table-row>
            <table:table-row table:style-name="ro4" table:default-cell-style-name="ce7">
              <table:table-cell>
                <text:p text:style-name="P9">a ** b</text:p>
              </table:table-cell>
              <table:table-cell>
                <text:p text:style-name="P9">a.power(b)</text:p>
              </table:table-cell>
            </table:table-row>
            <table:table-row table:style-name="ro4" table:default-cell-style-name="ce7">
              <table:table-cell>
                <text:p text:style-name="P9">a++ or ++a</text:p>
              </table:table-cell>
              <table:table-cell>
                <text:p text:style-name="P9">a.next()</text:p>
              </table:table-cell>
            </table:table-row>
            <table:table-row table:style-name="ro4" table:default-cell-style-name="ce7">
              <table:table-cell>
                <text:p text:style-name="P9">a-- or --a</text:p>
              </table:table-cell>
              <table:table-cell>
                <text:p text:style-name="P9">a.previous()</text:p>
              </table:table-cell>
            </table:table-row>
            <table:table-row table:style-name="ro4" table:default-cell-style-name="ce7">
              <table:table-cell>
                <text:p text:style-name="P9">a[b]</text:p>
              </table:table-cell>
              <table:table-cell>
                <text:p text:style-name="P9">a.getAt(b)</text:p>
              </table:table-cell>
            </table:table-row>
            <table:table-row table:style-name="ro4" table:default-cell-style-name="ce7">
              <table:table-cell>
                <text:p text:style-name="P9">a[b] = c</text:p>
              </table:table-cell>
              <table:table-cell>
                <text:p text:style-name="P9">a.putAt(b,c)</text:p>
              </table:table-cell>
            </table:table-row>
            <table:table-row table:style-name="ro4" table:default-cell-style-name="ce7">
              <table:table-cell>
                <text:p>a &lt;&lt; b</text:p>
              </table:table-cell>
              <table:table-cell>
                <text:p text:style-name="P9">a.leftShift(b)</text:p>
              </table:table-cell>
            </table:table-row>
            <table:table-row table:style-name="ro4" table:default-cell-style-name="ce7">
              <table:table-cell>
                <text:p text:style-name="P9">a &gt;&gt; b</text:p>
              </table:table-cell>
              <table:table-cell>
                <text:p text:style-name="P9">a.rightShift(b)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layer="layout" svg:width="20cm" svg:height="2cm" svg:x="1.4cm" svg:y="1.6cm" presentation:class="title" presentation:user-transformed="true">
          <draw:text-box>
            <text:p>Operator Overloading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ohit Hindi2" svg:font-family="'Lohit Hindi'" style:font-family-generic="modern" style:font-pitch="variable"/>
    <style:font-face style:name="WenQuanYi Zen Hei2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8:53:39.137738000</meta:creation-date>
    <meta:editing-duration>PT15H36M13S</meta:editing-duration>
    <meta:editing-cycles>20</meta:editing-cycles>
    <meta:generator>LibreOffice/4.1.4.2$MacOSX_x86 LibreOffice_project/0a0440ccc0227ad9829de5f46be37cfb6edcf72</meta:generator>
    <dc:date>2014-11-08T14:03:08.358839000</dc:date>
    <meta:document-statistic meta:object-count="88"/>
  </office:meta>
</office:document-meta>
</file>